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style:tab-stops>
          <style:tab-stop style:position="10.636cm"/>
        </style:tab-stops>
      </style:paragraph-properties>
    </style:style>
    <style:style style:name="P2" style:family="paragraph" style:parent-style-name="Normal">
      <style:text-properties officeooo:paragraph-rsid="0019170e"/>
    </style:style>
    <style:style style:name="P3" style:family="paragraph" style:parent-style-name="Normal">
      <style:text-properties officeooo:rsid="0019170e" officeooo:paragraph-rsid="0019170e"/>
    </style:style>
    <style:style style:name="P4" style:family="paragraph" style:parent-style-name="List_20_Paragraph">
      <style:paragraph-properties fo:margin-left="0cm" fo:margin-right="0cm" fo:text-indent="0cm" style:auto-text-indent="false"/>
    </style:style>
    <style:style style:name="P5" style:family="paragraph" style:parent-style-name="List_20_Paragraph">
      <style:paragraph-properties fo:margin-left="0cm" fo:margin-right="0cm" fo:text-indent="0cm" style:auto-text-indent="false"/>
      <style:text-properties officeooo:rsid="0019170e" officeooo:paragraph-rsid="0019170e"/>
    </style:style>
    <style:style style:name="P6" style:family="paragraph" style:parent-style-name="Heading_20_2">
      <style:text-properties officeooo:rsid="0019170e" officeooo:paragraph-rsid="0019170e"/>
    </style:style>
    <style:style style:name="P7" style:family="paragraph" style:parent-style-name="Heading_20_2">
      <style:text-properties officeooo:rsid="0019170e" officeooo:paragraph-rsid="001ac419"/>
    </style:style>
    <style:style style:name="P8" style:family="paragraph" style:parent-style-name="Heading_20_2" style:master-page-name="MP0">
      <style:paragraph-properties style:page-number="auto" fo:break-before="page"/>
      <style:text-properties officeooo:rsid="0019170e" officeooo:paragraph-rsid="0019170e"/>
    </style:style>
    <style:style style:name="P9" style:family="paragraph" style:parent-style-name="Normal">
      <style:text-properties officeooo:rsid="001ac419" officeooo:paragraph-rsid="001ac419"/>
    </style:style>
    <style:style style:name="P10" style:family="paragraph" style:parent-style-name="Normal">
      <style:text-properties officeooo:rsid="001ac419" officeooo:paragraph-rsid="001c16df"/>
    </style:style>
    <style:style style:name="P11" style:family="paragraph" style:parent-style-name="Normal">
      <style:text-properties officeooo:paragraph-rsid="001ac419"/>
    </style:style>
    <style:style style:name="P12" style:family="paragraph" style:parent-style-name="List_20_Paragraph" style:list-style-name="L1"/>
    <style:style style:name="P13" style:family="paragraph" style:parent-style-name="List_20_Paragraph" style:list-style-name="L2"/>
    <style:style style:name="P14" style:family="paragraph" style:parent-style-name="List_20_Paragraph" style:list-style-name="L3"/>
    <style:style style:name="P15" style:family="paragraph" style:parent-style-name="List_20_Paragraph" style:list-style-name="L1">
      <style:paragraph-properties fo:margin-left="0cm" fo:margin-right="0cm" fo:text-indent="0cm" style:auto-text-indent="false"/>
      <style:text-properties officeooo:rsid="0019170e" officeooo:paragraph-rsid="0019170e"/>
    </style:style>
    <style:style style:name="T1" style:family="text">
      <style:text-properties officeooo:rsid="0019170e"/>
    </style:style>
    <style:style style:name="T2" style:family="text">
      <style:text-properties officeooo:rsid="001aa00b"/>
    </style:style>
    <style:style style:name="T3" style:family="text">
      <style:text-properties officeooo:rsid="001ac419"/>
    </style:style>
    <style:style style:name="T4" style:family="text">
      <style:text-properties officeooo:rsid="001c16df"/>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Slides 1-5: Introduction</text:h>
      <text:p text:style-name="P2"/>
      <text:p text:style-name="P3">PHPUnit first used in 2001.</text:p>
      <text:p text:style-name="P3">This <text:span text:style-name="T2">analysis performed </text:span>for PHPUnit 4.8 and Prophecy 1.5.</text:p>
      <text:p text:style-name="P3">Talk: Principles of unit testing → Types of mock object → PHPUnit vs. Prophecy</text:p>
      <text:h text:style-name="P6" text:outline-level="2">Slides 6-1<text:span text:style-name="T3">2</text:span>: Principles of unit testing</text:h>
      <text:p text:style-name="P4"/>
      <text:p text:style-name="P5">Two reasons (Why? Tell story) to use unit testing:</text:p>
      <text:list xml:id="list198372762968293138" text:style-name="L1">
        <text:list-item>
          <text:p text:style-name="P12">We should aspire to be professional.</text:p>
        </text:list-item>
        <text:list-item>
          <text:p text:style-name="P12">Liv<text:span text:style-name="T1">ing</text:span> Documentation. Improves readability. Decoupling. Permits <text:span text:style-name="T1">r</text:span>efactoring.</text:p>
          <text:p text:style-name="P15">Styles of mocking:</text:p>
        </text:list-item>
      </text:list>
      <text:list xml:id="list237581786869884229" text:style-name="L2">
        <text:list-item>
          <text:p text:style-name="P13">Classical TDD style:</text:p>
          <text:list>
            <text:list-item>
              <text:p text:style-name="P13">Use real objects if possible and a double if it's awkward to use the real thing. So a classical TDDer would use a real warehouse and a double for the mail service. The kind of double doesn't really matter that much.</text:p>
            </text:list-item>
          </text:list>
        </text:list-item>
        <text:list-item>
          <text:p text:style-name="P13">Mockist TDD style:</text:p>
          <text:list>
            <text:list-item>
              <text:p text:style-name="P13">Use a mock for any object with interesting behaviour. In this case for both the warehouse and the mail service. </text:p>
            </text:list-item>
          </text:list>
        </text:list-item>
      </text:list>
      <text:p text:style-name="Normal">Why use mock objects?</text:p>
      <text:p text:style-name="Normal">Fast, also independent, portable. (9)</text:p>
      <text:p text:style-name="Normal">Focussed, also permits design to interfaces, can communicate intent. (10)</text:p>
      <text:p text:style-name="Normal">When not to use mock objects? Value objects? (12)</text:p>
      <text:h text:style-name="P7" text:outline-level="2">Slide <text:span text:style-name="T3">13</text:span>: Principles of unit testing</text:h>
      <text:p text:style-name="P11"/>
      <text:p text:style-name="P9">The simplest type of test double is a dummy. These exist in order to allow other objects to be created with type hinted constructor arguments. They therefore extends a class or implement an interface but all methods returning null. <text:span text:style-name="T4">Signature=yes,behaviour=no,expectations=no.</text:span></text:p>
      <text:p text:style-name="P10">The next type of test double is a stub. This is probably the most commonly used and is used to test the workings of a class that depends on another. The stub object is loaded with canned responses, which it returns whenever required. <text:span text:style-name="T4">Signature=yes,behaviour=yes,expectations=no.</text:span></text:p>
      <text:p text:style-name="P10">A further type of test double is a spy and allows testing in a different way. Instead of returning programmed responses, spies typically return null or a <text:soft-page-break/>reference to themselves but record how many times each method is called. <text:span text:style-name="T4">Signature=yes,behaviour=no,expectations=yes.</text:span></text:p>
      <text:p text:style-name="P10">The final test double that we will look at is the mock. This has the characteristics of both the stub and the spy in that it both returns fully defined responses to method calls and also tracks the number of times each method is called. <text:span text:style-name="T4">Signature=yes,behaviour=yes,expectations=yes.</text:span></text:p>
      <text:h text:style-name="Heading_20_2" text:outline-level="2">Dummies</text:h>
      <text:p text:style-name="Normal">Extractor class requires Logger constructor argument. getLog method permits inspection of the argument provided. (14)</text:p>
      <text:p text:style-name="Normal">Example of two dummies:</text:p>
      <text:list xml:id="list2083230763564871743" text:style-name="L3">
        <text:list-item>
          <text:p text:style-name="P14">PHPUnit: getMock method with class name</text:p>
        </text:list-item>
        <text:list-item>
          <text:p text:style-name="P14">Prophecy: first create a Prophesy object, then reveal</text:p>
        </text:list-item>
      </text:list>
      <text:p text:style-name="Normal">Easy to forget to call reveal</text:p>
      <text:p text:style-name="Normal">Key point: no Logger class exists at this point, include or require have not been called, what happens if a Logger class is defined? (15)</text:p>
      <text:p text:style-name="Normal">Create class for dummy but a fatal flaw - intention to show the difference between our two frameworks (16)</text:p>
      <text:p text:style-name="Normal">Logger now included - retain dummy generation code from before. What results do we get? (17)</text:p>
      <text:p text:style-name="Normal">Second test passed, but first test threw an error</text:p>
      <text:p text:style-name="Normal">Conclusion: constructor is executed for PHPUnit, not for Prophecy. So how do we get the previous test passing? (18)</text:p>
      <text:p text:style-name="Normal">Use of expected exception annotation (19)</text:p>
      <text:p text:style-name="Normal">Also possible to bypass constructor through use of mock builder and disable original constructor method (20)</text:p>
      <text:p text:style-name="Normal">Creating Prophecy mocks is a one line call, but don’t forget to call reveal! Be aware that PHPUnit will attempt to execute your constructor body, and that you may wish to bypass this. (21)</text:p>
      <text:h text:style-name="Heading_20_2" text:outline-level="2">Stubs</text:h>
      <text:p text:style-name="Normal">Notice interface in type hint – can mock interfaces (22)</text:p>
      <text:p text:style-name="Normal">Arbitrary method call? This means you get to use code-completion in your IDE and any refactoring of method names will automatically update the tests. Perhaps not much difference at this point? (24)</text:p>
      <text:p text:style-name="Normal">Side-by-side comparison of PHPUnit and Prophecy stub test class:</text:p>
      <text:p text:style-name="Normal">Most important slide of this presentation. Instinct of PHPUnit is to enforce call order – Example of structure binding? Prophecy otoh does not – Example of message binding? (28)</text:p>
      <text:p text:style-name="P1">Request to add new method typical of development process (29)<text:tab/></text:p>
      <text:p text:style-name="Normal"><text:soft-page-break/>Switch to specifying class name in type hint. This example linked to Magento work (34)</text:p>
      <text:p text:style-name="Normal">Also possible to bypass constructor through use of mock builder and disable original constructor method (36)</text:p>
      <text:p text:style-name="Normal">Spies</text:p>
      <text:p text:style-name="Normal">Recap our first sub test (38)</text:p>
      <text:p text:style-name="Normal">Recall stub test. Notice how test ends with an assertion (39)</text:p>
      <text:p text:style-name="Normal">Output from test. Notice single assertion (40)</text:p>
      <text:p text:style-name="Normal">Alternative approach (41)</text:p>
      <text:p text:style-name="Normal">Output from test – notice two assertions (Prophecy) – PHPUnit still only considers a single assertion (42)</text:p>
      <text:p text:style-name="Normal">Note these not equivalent as prophecy does not enforce order in which methods are called (45)</text:p>
      <text:p text:style-name="Normal">Alternative implementation with enforcement of call order in prophecy (46)</text:p>
      <text:p text:style-name="Normal">Mockito definition of a spy (47)</text:p>
      <text:h text:style-name="Heading_20_2" text:outline-level="2">Mocks</text:h>
      <text:p text:style-name="Normal">Stubs have behaviour but no expectations. Mocks have behaviour and expectations (49)</text:p>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
    <dc:description/>
    <dc:subject/>
    <meta:initial-creator>Richard Harrison</meta:initial-creator>
    <meta:creation-date>2016-03-07T13:49:00Z</meta:creation-date>
    <dc:date>2016-04-26T16:43:04.590146976</dc:date>
    <meta:editing-cycles>5</meta:editing-cycles>
    <meta:editing-duration>PT1H6M12S</meta:editing-duration>
    <meta:document-statistic meta:table-count="0" meta:image-count="0" meta:object-count="0" meta:page-count="3" meta:paragraph-count="55" meta:word-count="733" meta:character-count="4520" meta:non-whitespace-character-count="3844"/>
    <meta:template xlink:type="simple" xlink:actuate="onRequest" xlink:title="" xlink:href="Normal.dotm"/>
  </office:meta>
</office:document-meta>
</file>